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73c4" officeooo:paragraph-rsid="000a63c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0373c4" officeooo:paragraph-rsid="000a63c7" style:font-size-asian="12.25pt" style:font-size-complex="14pt"/>
    </style:style>
    <style:style style:name="T1" style:family="text">
      <style:text-properties officeooo:rsid="00023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<text:s text:c="14"/>: <text:s text:c="2"/><text:span text:style-name="T1">vishnu</text:span></text:p>
      <text:p text:style-name="P2"/>
      <text:p text:style-name="P2">Address <text:s text:c="10"/>: <text:s text:c="3"/><text:span text:style-name="T1">ho</text:span></text:p>
      <text:p text:style-name="P2"/>
      <text:p text:style-name="P2">Date of birth <text:s text:c="3"/>: <text:s text:c="2"/><text:span text:style-name="T1">10</text:span>/<text:span text:style-name="T1">20</text:span>/199<text:span text:style-name="T1">7</text:span></text:p>
      <text:p text:style-name="P2"><text:s text:c="23"/></text:p>
      <text:p text:style-name="P2">City <text:s text:c="16"/>: <text:s text:c="2"/><text:span text:style-name="T1">Irinjalakuda</text:span></text:p>
      <text:p text:style-name="P2"/>
      <text:p text:style-name="P2">phone no <text:s text:c="8"/>: <text:s text:c="3"/><text:span text:style-name="T1">283578191</text:span></text:p>
      <text:p text:style-name="P2"/>
      <text:p text:style-name="P2">Email <text:s text:c="13"/>: <text:s text:c="3"/><text:span text:style-name="T1">sdfsd@gmail.com</text:span></text:p>
      <text:p text:style-name="P2"/>
      <text:p text:style-name="P2">Nationality <text:s text:c="5"/>: <text:s text:c="3"/>Indian</text:p>
      <text:p text:style-name="P2"/>
      <text:p text:style-name="P2">Occupation <text:s text:c="4"/>: <text:s text:c="2"/>Student</text:p>
      <text:p text:style-name="P2"/>
      <text:p text:style-name="P2">Blood Group <text:s text:c="2"/>: <text:s text:c="2"/><text:span text:style-name="T1">A </text:span>positive</text:p>
      <text:p text:style-name="P2"/>
      <text:p text:style-name="P2">Qualification <text:s text:c="2"/>: <text:s text:c="2"/>Plus two</text:p>
      <text:p text:style-name="P2"/>
      <text:p text:style-name="P2">Language <text:s text:c="8"/>: <text:s text:c="3"/>English,Malayalam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44:57.121998585</meta:creation-date>
    <dc:date>2020-01-31T14:45:30.912541634</dc:date>
    <meta:editing-duration>P0D</meta:editing-duration>
    <meta:editing-cycles>1</meta:editing-cycles>
    <meta:document-statistic meta:table-count="0" meta:image-count="0" meta:object-count="0" meta:page-count="1" meta:paragraph-count="13" meta:word-count="39" meta:character-count="365" meta:non-whitespace-character-count="201"/>
    <meta:generator>LibreOffice/4.2.8.2$Linux_x86 LibreOffice_project/420m0$Build-2</meta:generator>
  </office:meta>
</office:document-meta>
</file>